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parent-style-name="Book_20Title" style:family="text">
      <style:text-properties fo:text-transform="uppercase"/>
    </style:style>
    <style:style style:name="T3" style:family="text">
      <style:text-properties fo:font-weight="bold"/>
    </style:style>
    <style:style style:name="T4" style:family="text">
      <style:text-properties fo:color="#000000" fo:font-weight="bold"/>
    </style:style>
    <style:style style:name="T5" style:parent-style-name="Book_20Title" style:family="text">
      <style:text-properties fo:font-variant="normal" fo:text-transform="none"/>
    </style:style>
    <style:style style:name="T6" style:family="text">
      <style:text-properties fo:color="#000000"/>
    </style:style>
    <style:style style:name="T7" style:family="text">
      <style:text-properties fo:font-family="Times New Roman" fo:font-size="14.000000000000000pt" style:font-family-generic="roman" style:font-pitch="variable" style:use-window-font-color="true"/>
    </style:style>
    <style:style style:name="T8" style:family="text">
      <style:text-properties fo:font-family="Times New Roman" fo:font-size="14.000000000000000pt" fo:font-style="italic" fo:font-weight="bold" style:font-family-generic="roman" style:font-pitch="variable" style:use-window-font-color="true"/>
    </style:style>
    <style:style style:name="T9" style:family="text">
      <style:text-properties fo:font-style="italic" fo:font-weight="bold"/>
    </style:style>
    <style:style style:name="T10" style:family="text">
      <style:text-properties fo:font-weight="normal"/>
    </style:style>
    <style:style style:name="T11" style:family="text">
      <style:text-properties fo:font-style="normal" fo:font-weight="bold"/>
    </style:style>
    <style:style style:name="T12" style:family="text">
      <style:text-properties fo:font-style="normal"/>
    </style:style>
    <style:style style:name="T13" style:family="text">
      <style:text-properties fo:country="US" fo:font-weight="bold" fo:language="en"/>
    </style:style>
    <style:style style:name="T14" style:family="text">
      <style:text-properties fo:country="US" fo:language="en"/>
    </style:style>
    <style:style style:name="T15" style:family="text">
      <style:text-properties fo:country="US" fo:font-size="11.000000000000000pt" fo:font-weight="bold" fo:language="en"/>
    </style:style>
    <style:style style:name="T16" style:family="text">
      <style:text-properties fo:country="US" fo:font-style="italic" fo:font-weight="bold" fo:language="en"/>
    </style:style>
    <style:style style:name="T17" style:family="text">
      <style:text-properties fo:country="US" fo:font-style="normal" fo:font-weight="normal" fo:language="en"/>
    </style:style>
    <style:style style:name="T18" style:family="text">
      <style:text-properties fo:font-family="Times New Roman" fo:font-weight="normal" style:font-family-generic="roman" style:font-pitch="variable" style:use-window-font-color="true"/>
    </style:style>
    <style:style style:name="T19" style:family="text">
      <style:text-properties fo:color="#ff0000"/>
    </style:style>
    <style:style style:name="T20" style:family="text">
      <style:text-properties fo:color="#000000" fo:country="US" fo:font-style="normal" fo:font-weight="bold" fo:language="en"/>
    </style:style>
    <style:style style:name="T21" style:family="text">
      <style:text-properties fo:color="#000000" fo:country="US" fo:font-style="italic" fo:language="en"/>
    </style:style>
    <style:style style:name="T22" style:family="text">
      <style:text-properties fo:color="#000000" fo:country="US" fo:font-style="normal" fo:language="en"/>
    </style:style>
    <style:style style:name="T23" style:family="text">
      <style:text-properties style:use-window-font-color="true"/>
    </style:style>
    <style:style style:name="T24" style:family="text">
      <style:text-properties fo:country="US" fo:font-weight="bold" fo:language="en" style:use-window-font-color="true"/>
    </style:style>
    <style:style style:name="T25" style:family="text">
      <style:text-properties fo:country="US" fo:font-size="11.000000000000000pt" fo:language="en" style:use-window-font-color="true"/>
    </style:style>
    <style:style style:name="T26" style:family="text">
      <style:text-properties fo:color="#000000" fo:country="RU" fo:language="ru"/>
    </style:style>
    <style:style style:name="T27" style:family="text">
      <style:text-properties fo:color="#000000" fo:country="RU" fo:font-weight="bold" fo:language="ru"/>
    </style:style>
    <style:style style:name="T28" style:family="text">
      <style:text-properties fo:font-size="11.000000000000000pt"/>
    </style:style>
    <style:style style:name="T29" style:family="text">
      <style:text-properties fo:country="US" fo:language="en" style:use-window-font-color="true"/>
    </style:style>
    <style:style style:name="P2" style:parent-style-name="Standard" style:family="paragraph" style:master-page-name="First_20_Page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3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4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style:letter-kerning="true" style:use-window-font-color="true"/>
    </style:style>
    <style:style style:name="P5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6" style:parent-style-name="Times14__D0_A0_D0_98_D0_9E2" style:family="paragraph">
      <style:paragraph-properties fo:background-color="transparent" fo:hyphenation-ladder-count="no-limit" fo:line-height="150%" fo:text-align="center" fo:text-indent="36.850457540000001pt" style:line-break="strict" style:page-number="auto" style:punctuation-wrap="hanging" style:tab-stop-distance="35.404785744200005pt" style:text-autospace="ideograph-alpha" style:writing-mode="lr"/>
      <style:text-properties fo:font-family="Times New Roman" fo:hyphenate="false" fo:hyphenation-push-char-count="2" fo:hyphenation-remain-char-count="2" style:font-family-generic="roman" style:font-pitch="variable" style:letter-kerning="true" style:use-window-font-color="true"/>
    </style:style>
    <style:style style:name="P7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8" style:parent-style-name="Standard" style:family="paragraph">
      <style:paragraph-properties fo:hyphenation-ladder-count="no-limit" fo:text-indent="0.000000000000000p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9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0" style:parent-style-name="Heading_202" style:family="paragraph">
      <style:paragraph-properties fo:break-before="page"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1" style:parent-style-name="Text_20body" style:family="paragraph">
      <style:paragraph-properties fo:background-color="transparent" fo:break-before="auto" fo:hyphenation-ladder-count="no-limit" fo:keep-together="auto" fo:keep-with-next="auto" fo:margin-left="0.000000000000000pt" fo:margin-right="0.000000000000000pt" fo:orphans="2" fo:padding="0.000000000000000pt" fo:text-indent="35.450000000000003pt" fo:widows="2" style:auto-text-indent="false" style:line-break="strict" style:punctuation-wrap="hanging" style:tab-stop-distance="35.450000000000003pt" style:text-autospace="ideograph-alpha" style:writing-mode="lr"/>
      <style:text-properties fo:background-color="transparent" fo:color="#000000" fo:country="RU" fo:font-family="Times New Roman" fo:font-size="12.000000000000000pt" fo:font-style="normal" fo:font-weight="normal" fo:hyphenate="false" fo:hyphenation-push-char-count="2" fo:hyphenation-remain-char-count="2" fo:language="ru" fo:letter-spacing="0.000000000000000pt" style:letter-kerning="true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style:style style:name="P12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3" style:parent-style-name="Heading_202" style:family="paragraph">
      <style:paragraph-properties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4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untry="RU" fo:font-family="Times New Roman" fo:font-size="14.000000000000000pt" fo:font-weight="normal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5" style:parent-style-name="Text_20body" style:family="paragraph">
      <style:paragraph-properties fo:hyphenation-ladder-count="no-limit" fo:margin-left="0.000000000000000pt" fo:margin-right="0.000000000000000pt" fo:orphans="2" fo:text-align="left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untry="RU" fo:font-family="Times New Roman" fo:font-size="14.000000000000000pt" fo:font-weight="normal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6" style:family="paragraph">
      <style:paragraph-properties fo:line-height="150%" fo:margin-left="0.000000000000000pt" fo:margin-right="0.000000000000000pt" fo:text-align="left" fo:text-indent="35.461478755799995pt" style:auto-text-indent="false" style:justify-single-word="false" style:page-number="auto"/>
      <style:text-properties fo:country="US" fo:font-family="Times New Roman" fo:font-size="11.000000000000000pt" fo:language="en" style:font-family-generic="roman" style:font-pitch="variable"/>
    </style:style>
    <style:style style:name="P17" style:family="paragraph">
      <style:paragraph-properties fo:line-height="150%" fo:margin-left="0.000000000000000pt" fo:margin-right="0.000000000000000pt" fo:text-align="justify" fo:text-indent="35.461478755799995pt" style:auto-text-indent="false" style:justify-single-word="false" style:page-number="auto"/>
      <style:text-properties fo:font-family="Times New Roman" fo:font-size="14.000000000000000pt" style:font-family-generic="roman" style:font-pitch="variable"/>
    </style:style>
    <style:style style:name="P18" style:parent-style-name="Standard" style:family="paragraph">
      <style:paragraph-properties fo:hyphenation-ladder-count="no-limit" fo:text-indent="0.000000000000000pt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9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lor="#ff0000" fo:country="RU" fo:font-family="Times New Roman" fo:font-size="14.000000000000000pt" fo:hyphenate="false" fo:hyphenation-push-char-count="2" fo:hyphenation-remain-char-count="2" fo:language="ru" style:letter-kerning="true"/>
    </style:style>
    <style:style style:name="P20" style:parent-style-name="Table" style:family="paragraph">
      <style:paragraph-properties fo:hyphenation-ladder-count="no-limit" fo:keep-with-next="always" fo:margin-left="0.000000000000000pt" fo:margin-right="0.000000000000000pt" fo:orphans="2" fo:widows="2" style:line-break="strict" style:punctuation-wrap="hanging" style:tab-stop-distance="35.404785744200005pt" style:text-autospace="ideograph-alpha" style:writing-mode="lr" text:line-number="0" text:number-lines="false"/>
      <style:text-properties fo:country="RU" fo:font-family="Times New Roman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21" style:parent-style-name="Table_20Contents" style:family="paragraph">
      <style:paragraph-properties fo:background-color="transparent" fo:hyphenation-ladder-count="no-limit" fo:line-height="150%" fo:margin-left="0.000000000000000pt" fo:margin-right="0.000000000000000pt" fo:orphans="2" fo:text-align="justify" fo:text-indent="0.000000000000000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22" style:parent-style-name="Table_20Contents" style:family="paragraph" style:list-style-name="L1">
      <style:paragraph-properties fo:background-color="transparent" fo:hyphenation-ladder-count="no-limit" fo:line-height="150%" fo:margin-left="0.000000000000000pt" fo:margin-right="0.000000000000000pt" fo:orphans="2" fo:text-align="justify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23" style:parent-style-name="Heading_201" style:family="paragraph">
      <style:paragraph-properties fo:break-before="page"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24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lor="#ce181e" fo:country="RU" fo:hyphenate="false" fo:hyphenation-push-char-count="2" fo:hyphenation-remain-char-count="2" fo:language="ru" style:letter-kerning="true"/>
    </style:style>
    <style:style style:name="P25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US" fo:font-size="11.000000000000000pt" fo:hyphenate="false" fo:hyphenation-push-char-count="2" fo:hyphenation-remain-char-count="2" fo:language="en" style:letter-kerning="true" style:use-window-font-color="true"/>
    </style:style>
    <style:style style:name="P26" style:family="paragraph">
      <style:paragraph-properties fo:line-height="150%" fo:margin-left="0.000000000000000pt" fo:margin-right="0.000000000000000pt" fo:text-align="justify" fo:text-indent="35.461478755799995pt" style:auto-text-indent="false" style:justify-single-word="false" style:page-number="auto"/>
      <style:text-properties fo:country="US" fo:font-family="Times New Roman" fo:font-size="11.000000000000000pt" fo:language="en" style:font-family-generic="roman" style:font-pitch="variable"/>
    </style:style>
    <style:style style:name="P27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US" fo:hyphenate="false" fo:hyphenation-push-char-count="2" fo:hyphenation-remain-char-count="2" fo:language="en" style:letter-kerning="true" style:use-window-font-color="true"/>
    </style:style>
    <style:style style:name="P28" style:family="paragraph">
      <style:paragraph-properties fo:line-height="150%" fo:margin-left="0.000000000000000pt" fo:margin-right="0.000000000000000pt" fo:text-align="justify" fo:text-indent="35.461478755799995pt" style:auto-text-indent="false" style:justify-single-word="false" style:page-number="auto"/>
      <style:text-properties fo:country="US" fo:font-family="Times New Roman" fo:font-size="14.000000000000000pt" fo:language="en" style:font-family-generic="roman" style:font-pitch="variable"/>
    </style:style>
    <style:style style:name="P29" style:family="paragraph">
      <style:paragraph-properties fo:line-height="150%" fo:margin-left="0.000000000000000pt" fo:margin-right="0.000000000000000pt" fo:text-align="justify" fo:text-indent="35.461478755799995pt" style:auto-text-indent="false" style:justify-single-word="false" style:page-number="auto"/>
      <style:text-properties fo:color="#ce181e" fo:font-family="Times New Roman" fo:font-size="14.000000000000000pt" style:font-family-generic="roman" style:font-pitch="variable"/>
    </style:style>
    <style:style style:name="Table1" style:family="table">
      <style:table-properties fo:margin-bottom="0.000000000000000pt" fo:margin-left="-5.414182607800000pt" fo:margin-top="0.000000000000000pt" style:width="492.690617309800018pt" style:writing-mode="lr" table:align="left" table:border-model="collapsing"/>
    </style:style>
    <style:style style:name="Table2" style:family="table">
      <style:table-properties style:width="467.745692205800026pt" table:align="margins" table:border-model="collapsing"/>
    </style:style>
    <style:style style:name="Table1.A" style:family="table-column">
      <style:table-column-properties style:column-width="217.361006474400000pt"/>
    </style:style>
    <style:style style:name="Table1.B" style:family="table-column">
      <style:table-column-properties style:column-width="130.450619691599996pt"/>
    </style:style>
    <style:style style:name="Table1.C" style:family="table-column">
      <style:table-column-properties style:column-width="144.907337649600009pt"/>
    </style:style>
    <style:style style:name="Table2.A" style:family="table-column">
      <style:table-column-properties style:column-width="42.236293642000000pt" style:rel-column-width="5920*"/>
    </style:style>
    <style:style style:name="Table2.B" style:family="table-column">
      <style:table-column-properties style:column-width="141.845915023199979pt" style:rel-column-width="19871*"/>
    </style:style>
    <style:style style:name="Table1.1" style:family="table-row">
      <style:table-row-properties fo:keep-together="auto" style:min-row-height="30.699265781399998pt"/>
    </style:style>
    <style:style style:name="Table2.1" style:family="table-row">
      <style:table-row-properties style:min-row-height="23.549222125200004pt"/>
    </style:style>
    <style:style style:name="Table1.A1" style:family="table-cell">
      <style:table-cell-properties calligra:specialborder-bottom="none" calligra:specialborder-left="none" calligra:specialborder-right="none" calligra:specialborder-top="none" fo:border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1" style:family="table-cell">
      <style:table-cell-properties calligra:specialborder-bottom="solid" calligra:specialborder-left="none" calligra:specialborder-right="none" calligra:specialborder-top="none" fo:border-bottom="0.5pt solid #000000" fo:border-left="0pt none #000000" fo:border-right="0pt none #000000" fo:border-top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2" style:family="table-cell">
      <style:table-cell-properties calligra:specialborder-bottom="solid" calligra:specialborder-left="none" calligra:specialborder-right="none" calligra:specialborder-top="solid" fo:border-bottom="0.5pt solid #000000" fo:border-left="0pt none #000000" fo:border-right="0pt none #000000" fo:border-top="0.5pt solid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2.A1" style:family="table-cell">
      <style:table-cell-properties calligra:specialborder-bottom="solid" calligra:specialborder-left="solid" calligra:specialborder-right="none" calligra:specialborder-top="solid" fo:border-bottom="0.05pt solid #000000" fo:border-left="0.05pt solid #000000" fo:border-right="0pt none #000000" fo:border-top="0.05pt solid #000000" fo:padding="2.749611062600000pt" style:diagonal-bl-tr="0pt none #000000" style:diagonal-tl-br="0pt none #000000"/>
    </style:style>
    <style:style style:name="Table2.A2" style:family="table-cell">
      <style:table-cell-properties calligra:specialborder-bottom="solid" calligra:specialborder-left="solid" calligra:specialborder-right="none" calligra:specialborder-top="none" fo:border-bottom="0.05pt solid #000000" fo:border-left="0.05pt solid #000000" fo:border-right="0pt none #000000" fo:border-top="0pt none #000000" fo:padding="2.749611062600000pt" style:diagonal-bl-tr="0pt none #000000" style:diagonal-tl-br="0pt none #000000"/>
    </style:style>
    <text:list-style style:name="L1111111" style:display-name="L1111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211111" style:display-name="L1211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311111" style:display-name="L1311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</office:automatic-styles>
  <office:body>
    <office:text>
      <text:tracked-changes text:track-changes="false"/>
      <text:p text:style-name="P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отчет</text:span></text:p>
      <text:p text:style-name="P5"><text:span text:style-name="T3">по лабораторной работе №2</text:span></text:p>
      <text:p text:style-name="P5"><text:span text:style-name="T3">по дисциплине<text:s/></text:span><text:span text:style-name="T4">«Программирование»</text:span></text:p>
      <text:p text:style-name="P5"><text:span text:style-name="T5">Тема: «Создание make-файла»</text:span></text:p>
      <text:p text:style-name="P5"/>
      <text:p text:style-name="P5"/>
      <text:p text:style-name="P5"/>
      <text:p text:style-name="P5"/>
      <text:p text:style-name="P5"/>
      <text:p text:style-name="P5"/>
      <table:table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>
            <text:p text:style-name="P7">Студент гр. 9383</text:p>
          </table:table-cell>
          <table:table-cell table:style-name="Table1.B1">
            <text:p text:style-name="P8"/>
          </table:table-cell>
          <table:table-cell table:style-name="Table1.A1">
            <text:p text:style-name="P9"><text:s/><text:span text:style-name="T6">Ноздрин В.В.</text:span></text:p>
          </table:table-cell>
        </table:table-row>
        <table:table-row table:style-name="Table1.1">
          <table:table-cell table:style-name="Table1.A1">
            <text:p text:style-name="P7">Преподаватель</text:p>
          </table:table-cell>
          <table:table-cell table:style-name="Table1.B2">
            <text:p text:style-name="P8"/>
          </table:table-cell>
          <table:table-cell table:style-name="Table1.A1">
            <text:p text:style-name="P9"><text:span text:style-name="T6">Жангиров Т.Р.</text:span></text:p>
          </table:table-cell>
        </table:table-row>
      </table:table>
      <text:p text:style-name="P5"/>
      <text:p text:style-name="P5"/>
      <text:p text:style-name="P5">Санкт-Петербург</text:p>
      <text:p text:style-name="P5">2019</text:p>
      <text:h text:outline-level="2" text:style-name="P10">Цель работы.</text:h>
      <text:p text:style-name="P11"><text:span text:style-name="T7">Научиться работать с утилитой<text:s/></text:span><text:span text:style-name="T8">make</text:span><text:span text:style-name="T7">.</text:span></text:p>
      <text:p text:style-name="P12"/>
      <text:h text:outline-level="2" text:style-name="P13">Задание.</text:h>
      <text:p text:style-name="P7">Вариант 6</text:p>
      <text:p text:style-name="P7">Cоздайте проект с<text:s/><text:span text:style-name="T9">make</text:span>-файлом. Главная цель должна приводить к сборке проекта. Файл, который реализует главную функцию, должен называться<text:s/><text:span text:style-name="T9">menu.c</text:span>; исполняемый файл -<text:s/><text:span text:style-name="T9">menu</text:span>. Определение каждой функции должно быть расположено в отдельном файле, название файлов указано в скобках около описания каждой функции.</text:p>
      <text:p text:style-name="P7">Реализуйте программу, на вход которой подается одно из значений 0, 1, 2, 3 и массив целых чисел размера не больше 100. Числа разделены пробелами. Строка заканчивается символом перевода строки.</text:p>
      <text:p text:style-name="P7">В зависимости от значения, функция должна выводить следующее:</text:p>
      <text:p text:style-name="P7">0 : индекс первого отрицательного элемента. (<text:span text:style-name="T9">index_first_negative.c</text:span>)</text:p>
      <text:p text:style-name="P7">1 : индекс последнего отрицательного элемента. (<text:span text:style-name="T9">index_last_negative.c</text:span>)</text:p>
      <text:p text:style-name="P7">2 : Найти сумму модулей элементов массива, расположенных от первого отрицательного элемента (включая элемент) и до последнего отрицательного (не включая элемент). (<text:span text:style-name="T9">sum_between_negative.c</text:span>)</text:p>
      <text:p text:style-name="P7">3 : Найти сумму модулей элементов массива, расположенных до первого отрицательного элемента (не включая элемент) и после последнего отрицательного (включая элемент). <text:s/>(<text:span text:style-name="T9">sum_before_and_after_negative.c</text:span>)</text:p>
      <text:p text:style-name="P7">иначе необходимо вывести строку "Данные некорректны".</text:p>
      <text:p text:style-name="P7"/>
      <text:h text:outline-level="2" text:style-name="P13">Выполнение работы.</text:h>
      <text:p text:style-name="P12">Переменные:</text:p>
      <text:p text:style-name="P12"><text:span text:style-name="T3">temp</text:span><text:s/>- переменная типа char, для считывания пробельных символов</text:p>
      <text:p text:style-name="P12"><text:span text:style-name="T3">command</text:span><text:s/>- переменная типа char, отвечающая за выбор функции</text:p>
      <text:p text:style-name="P12"><text:span text:style-name="T3">len</text:span><text:s/>- переменная типа int, являющаяся счетчиком при считывании массива и потом хранит его длинну (кол-во введенных элементов)</text:p>
      <text:p text:style-name="P12">Ввод реализован с помощью функции<text:s/><text:span text:style-name="T3">scanf()</text:span><text:span text:style-name="T10"><text:s/>и цикла<text:s/></text:span><text:span text:style-name="T3">while</text:span><text:span text:style-name="T10">.</text:span></text:p>
      <text:p text:style-name="P12"><text:span text:style-name="T10">Для выбора функции из уловия используется оператор<text:s/></text:span><text:span text:style-name="T3">switch</text:span><text:span text:style-name="T10">.</text:span></text:p>
      <text:p text:style-name="P12"><text:span text:style-name="T10">Функции:</text:span></text:p>
      <text:p text:style-name="P12"><text:span text:style-name="T3">index_first_negative ()<text:tab/><text:tab/><text:tab/>index_last_negative ()</text:span></text:p>
      <text:p text:style-name="P14"><text:span text:style-name="T3">sum_between_negative ()<text:tab/><text:tab/>sum_before_and_after_negative ()</text:span></text:p>
      <text:p text:style-name="P14">Все функции реализованы одинаково:<text:s/></text:p>
      <text:p text:style-name="P14">Как аргументы функция получает массив и количество значащий элементов, и с помощью цикла<text:s/><text:span text:style-name="T3">for</text:span><text:s/>выполняется проход по массиву с проверкой некоторых условий с помощью условного оператора<text:s/><text:span text:style-name="T3">if</text:span>. Функции возвращают значение типа<text:s/><text:span text:style-name="T11">int</text:span><text:span text:style-name="T12">, отвечающее либо за индекс, либо за значение некоторой суммы.</text:span></text:p>
      <text:p text:style-name="P14"><text:span text:style-name="T12">Функции расположены в соответствующих файлах<text:s/></text:span><text:span text:style-name="T9">.c</text:span><text:span text:style-name="T12"><text:s/></text:span></text:p>
      <text:p text:style-name="P14"><text:span text:style-name="T12">В заголовочных файлах используется директива<text:s/></text:span><text:span text:style-name="T9">#pragma_once,<text:s/></text:span><text:span text:style-name="T12">чтобы предотвратить их повторное включение.</text:span></text:p>
      <text:p text:style-name="P14"><text:span text:style-name="T12">Для компиляции используется<text:s/></text:span><text:span text:style-name="T9">Makefile</text:span><text:span text:style-name="T12"><text:s/>и утилита<text:s/></text:span><text:span text:style-name="T9">make.</text:span></text:p>
      <text:p text:style-name="P14"><text:span text:style-name="T12">Главная цель<text:s/></text:span><text:span text:style-name="T13">menu.o</text:span><text:span text:style-name="T14"><text:s/>зависит от файлов:</text:span></text:p>
      <text:p text:style-name="P15"><text:span text:style-name="T15">index_first_negative.o, <text:s/>index_last_negative.o, sum_between_negative.o, sum_before_and_after_negative.o</text:span></text:p>
      <text:p text:style-name="P14">Поэтому<text:s text:c="2"/><text:span text:style-name="T9">Makefile</text:span><text:s/>содержит следующие цели:</text:p>
      <text:p text:style-name="P16"><text:span text:style-name="T3">menu.o, index_first_negative.o, index_last_negative.o, sum_between_negative.o, sum_before_and_after_negative.o</text:span></text:p>
      <text:p text:style-name="P17"><text:span text:style-name="T14">И каждый объектный файл собирается соответствующей командой утилиты<text:s/></text:span><text:span text:style-name="T16">gcc<text:s/></text:span><text:span text:style-name="T17">с флагом<text:s/></text:span><text:span text:style-name="T16">-c</text:span></text:p>
      <text:p text:style-name="P7">Разработанный программный код и код файла<text:s/><text:span text:style-name="T9">Makefile</text:span><text:s/>см. в приложении А.</text:p>
      <text:p text:style-name="P18"/>
      <text:h text:outline-level="2" text:style-name="P13">Тестирование.</text:h>
      <text:p text:style-name="P19"><text:span text:style-name="T18">Результаты тестирования представлены в табл. 1.</text:span></text:p>
      <text:p text:style-name="P20">Таблица <text:s/>– Результаты тестирования</text:p>
      <table:table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>
            <text:p text:style-name="P21">№ п/п</text:p>
          </table:table-cell>
          <table:table-cell table:style-name="Table2.A1">
            <text:p text:style-name="P21">Входные данные</text:p>
          </table:table-cell>
          <table:table-cell table:style-name="Table2.A1">
            <text:p text:style-name="P21">Выходные данные</text:p>
          </table:table-cell>
        </table:table-row>
        <table:table-row>
          <table:table-cell table:style-name="Table2.A2">
            <text:list text:style-name="L1111111" xml:id="list-571aa474-6494-4af6-9c2f-135255ee9e3f">
              <text:list-item>
                <text:number>1.</text:number>
                <text:p text:style-name="P22">1</text:p>
              </text:list-item>
            </text:list>
          </table:table-cell>
          <table:table-cell table:style-name="Table2.A2">
            <text:p text:style-name="P21">1 5 -8 9 4 6</text:p>
          </table:table-cell>
          <table:table-cell table:style-name="Table2.A2">
            <text:p text:style-name="P21">1</text:p>
          </table:table-cell>
        </table:table-row>
        <table:table-row>
          <table:table-cell table:style-name="Table2.A2">
            <text:list text:style-name="L1211111" text:continue-list="list-571aa474-6494-4af6-9c2f-135255ee9e3f" xml:id="list-ec696029-f0f6-40d3-9a83-f85fca47db73">
              <text:list-item>
                <text:number>2.</text:number>
                <text:p text:style-name="P22">2</text:p>
              </text:list-item>
            </text:list>
          </table:table-cell>
          <table:table-cell table:style-name="Table2.A2">
            <text:p text:style-name="P21">98 654 321 654 321</text:p>
          </table:table-cell>
          <table:table-cell table:style-name="Table2.A2">
            <text:p text:style-name="P21">Данные некорректны</text:p>
          </table:table-cell>
        </table:table-row>
        <table:table-row>
          <table:table-cell table:style-name="Table2.A2">
            <text:list text:style-name="L1311111" text:continue-list="list-ec696029-f0f6-40d3-9a83-f85fca47db73" xml:id="list-dad1100a-86ea-4262-9bf7-ddd3da4327cf">
              <text:list-item>
                <text:number>3.</text:number>
                <text:p text:style-name="P22">3</text:p>
              </text:list-item>
            </text:list>
          </table:table-cell>
          <table:table-cell table:style-name="Table2.A2">
            <text:p text:style-name="P21">3 5 8 -9 6 5 4 -1 5 -9 5</text:p>
          </table:table-cell>
          <table:table-cell table:style-name="Table2.A2">
            <text:p text:style-name="P21">27</text:p>
          </table:table-cell>
        </table:table-row>
      </table:table>
      <text:p text:style-name="P7"/>
      <text:h text:outline-level="2" text:style-name="P13">Вывод.</text:h>
      <text:p text:style-name="P7">Была изучена утилита<text:s/><text:span text:style-name="T9">make</text:span><text:span text:style-name="T10">.</text:span></text:p>
      <text:p text:style-name="P7">Разработана программа, выполняющая считывание с клавиатуры исходных данных и команды пользователя.<text:span text:style-name="T19"><text:s/></text:span><text:span text:style-name="T6">Для обработки команд пользователя использовались условные операторы<text:s/></text:span><text:span text:style-name="T20">if-else</text:span><text:span text:style-name="T21"><text:s/></text:span><text:span text:style-name="T22">и</text:span><text:span text:style-name="T21"><text:s/></text:span><text:span text:style-name="T22">циклы</text:span><text:span text:style-name="T21"><text:s/></text:span><text:span text:style-name="T20">for</text:span><text:span text:style-name="T22">.</text:span></text:p>
      <text:h text:outline-level="1" text:style-name="P23">Приложение А<text:line-break/>Исходный код программы</text:h>
      <text:p text:style-name="P24"><text:span text:style-name="T23">Название файла:<text:s/></text:span><text:span text:style-name="T24">menu.c</text:span></text:p>
      <text:p text:style-name="P24"><text:span text:style-name="T25">#include &lt;stdio.h&gt;</text:span></text:p>
      <text:p text:style-name="P25">#include &lt;stdlib.h&gt;</text:p>
      <text:p text:style-name="P25">#include "index_first_negative.h"</text:p>
      <text:p text:style-name="P25">#include "index_last_negative.h"</text:p>
      <text:p text:style-name="P25">#include "sum_between_negative.h"</text:p>
      <text:p text:style-name="P25">#include "sum_before_and_after_negative.h"</text:p>
      <text:p text:style-name="P25"/>
      <text:p text:style-name="P25"/>
      <text:p text:style-name="P25">#define max_len 100</text:p>
      <text:p text:style-name="P25"/>
      <text:p text:style-name="P25"/>
      <text:p text:style-name="P25">int main(){</text:p>
      <text:p text:style-name="P25"><text:s text:c="4"/>char temp, command;</text:p>
      <text:p text:style-name="P25"><text:s text:c="4"/>scanf("%c%c", &amp;command, &amp;temp);</text:p>
      <text:p text:style-name="P25"><text:s text:c="4"/>if (temp != ' ') {</text:p>
      <text:p text:style-name="P25"><text:s text:c="8"/>puts("Данные некорректны\n");</text:p>
      <text:p text:style-name="P25"><text:s text:c="8"/>return 0;</text:p>
      <text:p text:style-name="P25"><text:s text:c="4"/>}</text:p>
      <text:p text:style-name="P25"/>
      <text:p text:style-name="P25"><text:s text:c="4"/>int len = 0;</text:p>
      <text:p text:style-name="P25"><text:s text:c="4"/>int values[max_len];</text:p>
      <text:p text:style-name="P25"><text:s text:c="4"/>do {</text:p>
      <text:p text:style-name="P25"><text:s text:c="8"/>scanf("%d%c", &amp;values[len], &amp;temp);</text:p>
      <text:p text:style-name="P25"><text:s text:c="8"/>len++;</text:p>
      <text:p text:style-name="P25"><text:s text:c="4"/>} while(temp != '\n');</text:p>
      <text:p text:style-name="P25"><text:s text:c="4"/>switch(command) {</text:p>
      <text:p text:style-name="P25"><text:s text:c="8"/>case '0':</text:p>
      <text:p text:style-name="P25"><text:s text:c="12"/>printf("%d\n",index_first_negative(values, len));</text:p>
      <text:p text:style-name="P25"><text:s text:c="12"/>break;</text:p>
      <text:p text:style-name="P25"><text:s text:c="8"/>case '1':</text:p>
      <text:p text:style-name="P25"><text:s text:c="12"/>printf("%d\n",index_last_negative(values, len));</text:p>
      <text:p text:style-name="P25"><text:s text:c="12"/>break;</text:p>
      <text:p text:style-name="P25"><text:s text:c="8"/>case '2':</text:p>
      <text:p text:style-name="P25"><text:s text:c="12"/>printf("%d\n",sum_between_negative(values, len));</text:p>
      <text:p text:style-name="P25"><text:s text:c="12"/>break;</text:p>
      <text:p text:style-name="P25"><text:s text:c="8"/>case '3':</text:p>
      <text:p text:style-name="P25"><text:s text:c="12"/>printf("%d\n",sum_before_and_after_negative(values, len));</text:p>
      <text:p text:style-name="P25"><text:s text:c="12"/>break;</text:p>
      <text:p text:style-name="P25"><text:s text:c="8"/>default:</text:p>
      <text:p text:style-name="P25"><text:s text:c="12"/>puts("Данные некорректны");</text:p>
      <text:p text:style-name="P25"><text:s text:c="12"/>break;</text:p>
      <text:p text:style-name="P26"><text:s text:c="4"/>}</text:p>
      <text:p text:style-name="P26"/>
      <text:p text:style-name="P26"><text:s text:c="4"/>return 0;</text:p>
      <text:p text:style-name="P25">}</text:p>
      <text:p text:style-name="P25"/>
      <text:p text:style-name="P24"><text:span text:style-name="T23">Название файла:<text:s/></text:span><text:span text:style-name="T24">index_first_negative.h</text:span></text:p>
      <text:p text:style-name="P24"><text:span text:style-name="T25">#pragma once</text:span></text:p>
      <text:p text:style-name="P24"><text:span text:style-name="T25">int index_first_negative (int array[], int len);</text:span></text:p>
      <text:p text:style-name="P27"/>
      <text:p text:style-name="P27"><text:span text:style-name="T26">Название файла:<text:s/></text:span><text:span text:style-name="T27">index_first_negative.c</text:span></text:p>
      <text:p text:style-name="P26">#include "index_first_negative.h"</text:p>
      <text:p text:style-name="P28"/>
      <text:p text:style-name="P28"><text:span text:style-name="T28">int index_first_negative (int array[], int len){</text:span></text:p>
      <text:p text:style-name="P28"><text:span text:style-name="T28"><text:s text:c="4"/>for (int i = 0; i &lt; len; i++){</text:span></text:p>
      <text:p text:style-name="P28"><text:span text:style-name="T28"><text:s text:c="8"/>if (array[i] &lt; 0){</text:span></text:p>
      <text:p text:style-name="P28"><text:span text:style-name="T28"><text:s text:c="12"/>return i;</text:span></text:p>
      <text:p text:style-name="P28"><text:span text:style-name="T28"><text:s text:c="8"/>}</text:span></text:p>
      <text:p text:style-name="P28"><text:span text:style-name="T28"><text:s text:c="4"/>}</text:span></text:p>
      <text:p text:style-name="P28"><text:span text:style-name="T28"><text:s text:c="4"/>return -1;</text:span></text:p>
      <text:p text:style-name="P28"><text:span text:style-name="T28">}</text:span></text:p>
      <text:p text:style-name="P28"/>
      <text:p text:style-name="P29"><text:span text:style-name="T29">Название файла:<text:s/></text:span><text:span text:style-name="T24">index_last_negative.h</text:span></text:p>
      <text:p text:style-name="P29"><text:span text:style-name="T25">#pragma once</text:span></text:p>
      <text:p text:style-name="P29"><text:span text:style-name="T25">int index_last_negative (int array[], int len);</text:span></text:p>
      <text:p text:style-name="P28"/>
      <text:p text:style-name="P29"><text:span text:style-name="T29">Название файла:<text:s/></text:span><text:span text:style-name="T24">index_last_negative.c</text:span></text:p>
      <text:p text:style-name="P29"><text:span text:style-name="T25">#include "index_last_negative.h"</text:span></text:p>
      <text:p text:style-name="P28"/>
      <text:p text:style-name="P28"/>
      <text:p text:style-name="P28"><text:span text:style-name="T28">int index_last_negative (int array[], int len){</text:span></text:p>
      <text:p text:style-name="P28"><text:span text:style-name="T28"><text:s text:c="4"/>for (int i = len-1; i &gt;= 0; i--){</text:span></text:p>
      <text:p text:style-name="P28"><text:span text:style-name="T28"><text:s text:c="8"/>if (array[i] &lt; 0){</text:span></text:p>
      <text:p text:style-name="P28"><text:span text:style-name="T28"><text:s text:c="12"/>return i;</text:span></text:p>
      <text:p text:style-name="P28"><text:span text:style-name="T28"><text:s text:c="8"/>}</text:span></text:p>
      <text:p text:style-name="P28"><text:span text:style-name="T28"><text:s text:c="4"/>}</text:span></text:p>
      <text:p text:style-name="P28"><text:span text:style-name="T28"><text:s text:c="4"/>return -1;</text:span></text:p>
      <text:p text:style-name="P28"><text:span text:style-name="T28">}<text:s/></text:span></text:p>
      <text:p text:style-name="P28"/>
      <text:p text:style-name="P29"><text:span text:style-name="T29">Название файла:<text:s/></text:span><text:span text:style-name="T24">sum_between_negative.h</text:span></text:p>
      <text:p text:style-name="P29"><text:span text:style-name="T25">#pragma once</text:span></text:p>
      <text:p text:style-name="P29"><text:span text:style-name="T25">#include &lt;stdlib.h&gt;</text:span></text:p>
      <text:p text:style-name="P28"/>
      <text:p text:style-name="P28"><text:span text:style-name="T28">int sum_before_and_after_negative (int array[], int len);</text:span></text:p>
      <text:p text:style-name="P28"/>
      <text:p text:style-name="P29"><text:span text:style-name="T29">Название файла:<text:s/></text:span><text:span text:style-name="T24">sum_between_negative.c</text:span></text:p>
      <text:p text:style-name="P29"><text:span text:style-name="T25">#include "sum_between_negative.h"</text:span></text:p>
      <text:p text:style-name="P28"><text:span text:style-name="T28">#include "index_first_negative.h"</text:span></text:p>
      <text:p text:style-name="P28"><text:span text:style-name="T28">#include "index_last_negative.h"</text:span></text:p>
      <text:p text:style-name="P28"/>
      <text:p text:style-name="P28"><text:span text:style-name="T28">int sum_between_negative (int array[], int len){</text:span></text:p>
      <text:p text:style-name="P28"><text:span text:style-name="T28"><text:s text:c="4"/>int sum = 0;</text:span></text:p>
      <text:p text:style-name="P28"><text:span text:style-name="T28"><text:s text:c="4"/>int id_last_negative = index_last_negative(array, len);</text:span></text:p>
      <text:p text:style-name="P28"><text:span text:style-name="T28"><text:s text:c="4"/>for (int i = index_first_negative(array, len); i &lt; id_last_negative; i++){</text:span></text:p>
      <text:p text:style-name="P28"><text:span text:style-name="T28"><text:s text:c="8"/>sum += abs(array[i]);</text:span></text:p>
      <text:p text:style-name="P28"><text:span text:style-name="T28"><text:s text:c="4"/>}</text:span></text:p>
      <text:p text:style-name="P28"><text:span text:style-name="T28"><text:s text:c="4"/>return sum;</text:span></text:p>
      <text:p text:style-name="P28"><text:span text:style-name="T28">}</text:span></text:p>
      <text:p text:style-name="P28"/>
      <text:p text:style-name="P29"><text:span text:style-name="T29">Название файла:<text:s/></text:span><text:span text:style-name="T24">sum_before_and_after_negative.h</text:span></text:p>
      <text:p text:style-name="P29"><text:span text:style-name="T25">#pragma once</text:span></text:p>
      <text:p text:style-name="P29"><text:span text:style-name="T25">#include &lt;stdlib.h&gt;</text:span></text:p>
      <text:p text:style-name="P28"/>
      <text:p text:style-name="P28"><text:span text:style-name="T28">int sum_between_negative (int array[], int len);</text:span></text:p>
      <text:p text:style-name="P28"/>
      <text:p text:style-name="P29"><text:span text:style-name="T29">Название файла:<text:s/></text:span><text:span text:style-name="T24">sum_before_and_after_negative.c</text:span></text:p>
      <text:p text:style-name="P29"><text:span text:style-name="T25">#include "sum_before_and_after_negative.h"</text:span></text:p>
      <text:p text:style-name="P28"><text:span text:style-name="T28">#include "index_first_negative.h"</text:span></text:p>
      <text:p text:style-name="P28"><text:span text:style-name="T28">#include "index_last_negative.h"</text:span></text:p>
      <text:p text:style-name="P28"/>
      <text:p text:style-name="P28"><text:span text:style-name="T28">int sum_before_and_after_negative (int array[], int len){</text:span></text:p>
      <text:p text:style-name="P28"><text:span text:style-name="T28"><text:s text:c="4"/>int sum = 0;</text:span></text:p>
      <text:p text:style-name="P28"><text:span text:style-name="T28"><text:s text:c="4"/>for (int i = 0; i &lt; index_first_negative(array, len); i++){</text:span></text:p>
      <text:p text:style-name="P28"><text:span text:style-name="T28"><text:s text:c="8"/>sum += abs(array[i]);</text:span></text:p>
      <text:p text:style-name="P28"><text:span text:style-name="T28"><text:s text:c="4"/>}</text:span></text:p>
      <text:p text:style-name="P28"><text:span text:style-name="T28"><text:s text:c="4"/>for (int i = index_last_negative(array, len); i &lt; len; i++){</text:span></text:p>
      <text:p text:style-name="P28"><text:span text:style-name="T28"><text:s text:c="8"/>sum += abs(array[i]);</text:span></text:p>
      <text:p text:style-name="P28"><text:span text:style-name="T28"><text:s text:c="4"/>}</text:span></text:p>
      <text:p text:style-name="P28"><text:span text:style-name="T28"><text:s text:c="4"/>return sum;</text:span></text:p>
      <text:p text:style-name="P28"><text:span text:style-name="T28">}</text:span></text:p>
      <text:p text:style-name="P28"/>
      <text:p text:style-name="P29"><text:span text:style-name="T29">Название файла:<text:s/></text:span><text:span text:style-name="T24">Makefile</text:span></text:p>
      <text:p text:style-name="P29"><text:span text:style-name="T25">all: menu.o index_first_negative.o index_last_negative.o sum_between_negative.o sum_before_and_after_negative.o</text:span></text:p>
      <text:p text:style-name="P26"><text:tab/>gcc menu.o index_first_negative.o index_last_negative.o sum_between_negative.o sum_before_and_after_negative.o -o menu</text:p>
      <text:p text:style-name="P26">menu.o: menu.c</text:p>
      <text:p text:style-name="P26"><text:tab/>gcc -c menu.c</text:p>
      <text:p text:style-name="P26">index_first_negative.o:<text:s/></text:p>
      <text:p text:style-name="P26"><text:tab/>gcc -c index_first_negative.c</text:p>
      <text:p text:style-name="P26">index_last_negative.o:<text:s/></text:p>
      <text:p text:style-name="P26"><text:tab/>gcc -c index_last_negative.c</text:p>
      <text:p text:style-name="P26">sum_between_negative.o:<text:s/></text:p>
      <text:p text:style-name="P26"><text:tab/>gcc -c sum_between_negative.c</text:p>
      <text:p text:style-name="P26">sum_before_and_after_negative.o:<text:s/></text:p>
      <text:p text:style-name="P26"><text:tab/>gcc -c sum_before_and_after_negative.c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fo:orphans="2" fo:widows="2" style:line-break="strict" style:punctuation-wrap="hanging" style:tab-stop-distance="35.404785744200005pt" style:text-autospace="ideograph-alpha" style:writing-mode="lr"/>
      <style:text-properties fo:country="RU" fo:font-family="Liberation Serif" fo:font-size="12.000000000000000pt" fo:hyphenate="false" fo:hyphenation-push-char-count="2" fo:hyphenation-remain-char-count="2" fo:language="ru" style:letter-kerning="true" style:use-window-font-color="true"/>
    </style:default-style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List" style:display-name="List" style:family="paragraph"/>
    <style:style style:name="Bibliography_20techreport" style:display-name="Bibliography techreport" style:family="paragraph"/>
    <style:style style:name="Heading_203" style:default-outline-level="3" style:display-name="Heading 3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style="italic" fo:font-weight="bold" style:font-family-generic="roman" style:font-pitch="variable"/>
    </style:style>
    <style:style style:name="Bibliography_20unpublished" style:display-name="Bibliography unpublished" style:family="paragraph"/>
    <style:style style:name="Frame_20contents" style:display-name="Frame contents" style:family="paragraph"/>
    <style:style style:name="Bibliography_20phdthesis" style:display-name="Bibliography phdthesis" style:family="paragraph"/>
    <style:style style:name="Index" style:display-name="Index" style:family="paragraph">
      <style:paragraph-properties text:line-number="0" text:number-lines="false"/>
    </style:style>
    <style:style style:name="Bibliography_20proceedings" style:display-name="Bibliography proceedings" style:family="paragraph"/>
    <style:style style:name="Text_20body" style:display-name="Text body" style:family="paragraph">
      <style:paragraph-properties fo:line-height="150%" fo:margin-bottom="0.000000000000000pt" fo:margin-top="0.000000000000000pt" fo:text-align="justify" style:justify-single-word="false" style:page-number="auto"/>
    </style:style>
    <style:style style:name="Bibliography_20mastersthesis" style:display-name="Bibliography mastersthesis" style:family="paragraph"/>
    <style:style style:name="A1" style:display-name="A1" style:family="paragraph">
      <style:paragraph-properties fo:hyphenation-ladder-count="no-limit" fo:orphans="2" fo:widows="2" style:line-break="strict" style:punctuation-wrap="hanging" style:tab-stop-distance="35.404785744200005pt" style:text-autospace="ideograph-alpha" style:writing-mode="lr"/>
      <style:text-properties fo:country="RU" fo:font-family="Liberation Serif" fo:font-size="12.000000000000000pt" fo:hyphenate="false" fo:hyphenation-push-char-count="2" fo:hyphenation-remain-char-count="2" fo:language="ru" style:letter-kerning="true" style:use-window-font-color="true"/>
    </style:style>
    <style:style style:name="Bibliography_20misc" style:display-name="Bibliography misc" style:family="paragraph"/>
    <style:style style:name="Table_20Heading" style:display-name="Table Heading" style:family="paragraph">
      <style:paragraph-properties fo:text-align="center" style:justify-single-word="false" text:line-number="0" text:number-lines="false"/>
      <style:text-properties fo:font-weight="bold"/>
    </style:style>
    <style:style style:name="Bibliography_20journal" style:display-name="Bibliography journal" style:family="paragraph"/>
    <style:style style:name="Heading" style:display-name="Heading" style:family="paragraph" style:next-style-name="Text_20body">
      <style:paragraph-properties fo:keep-with-next="always" fo:margin-bottom="6.009459229600000pt" fo:margin-top="11.990571953400000pt"/>
      <style:text-properties fo:font-family="Liberation Sans" fo:font-size="14.000000000000000pt" style:font-family-generic="swiss" style:font-pitch="variable"/>
    </style:style>
    <style:style style:name="Bibliography_20manual" style:display-name="Bibliography manual" style:family="paragraph"/>
    <style:style style:name="Footer" style:display-name="Footer" style:family="paragraph">
      <style:paragraph-properties text:line-number="0" text:number-lines="false">
        <style:tab-stops>
          <style:tab-stop style:position="233.85867285000pt" style:type="center" style:leader-type="none" style:leader-style="none" style:leader-width="auto" style:leader-color="font-color"/>
          <style:tab-stop style:position="467.74569220580pt" style:type="right" style:leader-type="none" style:leader-style="none" style:leader-width="auto" style:leader-color="font-color"/>
        </style:tab-stops>
      </style:paragraph-properties>
    </style:style>
    <style:style style:name="Contents_201" style:display-name="Contents 1" style:family="paragraph">
      <style:paragraph-properties fo:margin-left="0.000000000000000pt"/>
    </style:style>
    <style:style style:name="Times14__D0_A0_D0_98_D0_9E2" style:display-name="Times14_РИО2" style:family="paragraph">
      <style:paragraph-properties fo:line-height="130%" fo:margin-left="0.000000000000000pt" fo:margin-right="0.000000000000000pt" fo:orphans="2" fo:text-align="justify" fo:text-indent="35.461478755799995pt" fo:widows="2" style:auto-text-indent="false" style:justify-single-word="false" style:vertical-align="auto">
        <style:tab-stops>
          <style:tab-stop style:position="35.46147875580pt" style:type="left" style:leader-type="none" style:leader-style="none" style:leader-width="auto" style:leader-color="font-color"/>
        </style:tab-stops>
      </style:paragraph-properties>
      <style:text-properties fo:country="RU" fo:font-size="14.000000000000000pt" fo:language="ru"/>
    </style:style>
    <style:style style:name="Contents_202" style:display-name="Contents 2" style:family="paragraph">
      <style:paragraph-properties fo:margin-left="8.000000000000000pt"/>
    </style:style>
    <style:style style:name="_D0_9E_D0_B1_D1_8B_D1_87_D0_BD_D1_8B_D0_B9" style:display-name="Обычный" style:family="paragraph">
      <style:paragraph-properties fo:background-color="transparent" fo:break-before="auto" fo:keep-together="auto" fo:keep-with-next="auto" fo:line-height="100%" fo:margin="0.000000000000000pt" fo:padding="0.000000000000000pt" fo:text-align="start" fo:text-indent="0.000000000000000pt" style:writing-mode="lr"/>
      <style:text-properties fo:background-color="transparent" fo:color="#000000" fo:font-family="Times New Roman" fo:font-size="12.000000000000000pt" fo:font-style="normal" fo:font-weight="normal" fo:letter-spacing="0.000000000000000pt" style:text-line-through-style="none" style:text-line-through-type="none" style:text-outline="false" style:text-position="0% 100%" style:text-scale="100%" style:text-underline-color="font-color" style:text-underline-mode="continuous" style:text-underline-style="none" style:text-underline-type="none" style:text-underline-width="auto"/>
    </style:style>
    <style:style style:name="Caption" style:display-name="Caption" style:family="paragraph">
      <style:paragraph-properties fo:margin-bottom="6.009459229600000pt" fo:margin-top="6.009459229600000pt" text:line-number="0" text:number-lines="false"/>
      <style:text-properties fo:font-size="12.000000000000000pt" fo:font-style="italic"/>
    </style:style>
    <style:style style:name="Heading_202" style:default-outline-level="2" style:display-name="Heading 2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weight="bold" style:font-family-generic="roman" style:font-pitch="variable"/>
    </style:style>
    <style:style style:name="DocumentMap" style:display-name="DocumentMap" style:family="paragraph">
      <style:paragraph-properties fo:orphans="2" fo:text-align="start" fo:widows="2" style:justify-single-word="false" style:vertical-align="auto" style:writing-mode="lr"/>
      <style:text-properties fo:country="RU" fo:font-family="Calibri" fo:font-size="10.000000000000000pt" fo:language="ru" style:font-family-generic="roman" style:font-pitch="variable"/>
    </style:style>
    <style:style style:name="Standard" style:display-name="Standard" style:family="paragraph">
      <style:paragraph-properties fo:line-height="150%" fo:margin-left="0.000000000000000pt" fo:margin-right="0.000000000000000pt" fo:orphans="2" fo:text-align="justify" fo:text-indent="35.461478755799995pt" fo:widows="2" style:auto-text-indent="false" style:justify-single-word="false" style:page-number="auto"/>
      <style:text-properties fo:font-family="Times New Roman" fo:font-size="14.000000000000000pt" style:font-family-generic="roman" style:font-pitch="variable"/>
    </style:style>
    <style:style style:name="Table_20Contents" style:display-name="Table Contents" style:family="paragraph">
      <style:paragraph-properties text:line-number="0" text:number-lines="false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_D0_9B_D0_B8_D1_81_D1_82_D0_B8_D0_BD_D0_B3" style:display-name="Листинг" style:family="paragraph">
      <style:paragraph-properties fo:line-height="100%"/>
      <style:text-properties fo:font-family="Courier New" fo:font-size="11.000000000000000pt" style:font-family-generic="modern" style:font-pitch="fixed"/>
    </style:style>
    <style:style style:name="Table" style:display-name="Table" style:family="paragraph">
      <style:paragraph-properties fo:line-height="100%" fo:margin="0.000000000000000pt" fo:text-align="start" fo:text-indent="0.000000000000000pt" style:auto-text-indent="false" style:justify-single-word="false" style:page-number="auto"/>
      <style:text-properties fo:font-size="14.000000000000000pt" fo:font-style="normal"/>
    </style:style>
    <style:style style:name="Heading_201" style:default-outline-level="1" style:display-name="Heading 1" style:family="paragraph" style:next-style-name="Text_20body">
      <style:paragraph-properties fo:margin="0.000000000000000pt" fo:text-align="center" fo:text-indent="0.000000000000000pt" style:auto-text-indent="false" style:justify-single-word="false" style:page-number="auto"/>
      <style:text-properties fo:font-family="Times New Roman" fo:font-size="14.000000000000000pt" fo:font-style="normal" fo:font-weight="bold" fo:text-transform="uppercase" style:font-family-generic="roman" style:font-pitch="variable"/>
    </style:style>
    <style:style style:name="Table_20Grid" style:display-name="Table Grid" style:family="paragraph">
      <style:paragraph-properties fo:orphans="2" fo:text-align="start" fo:widows="2" style:justify-single-word="false" style:vertical-align="auto"/>
      <style:text-properties fo:country="RU" fo:font-family="Calibri" fo:font-size="10.000000000000000pt" fo:language="ru" style:font-family-generic="roman" style:font-pitch="variable"/>
    </style:style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Drawing" style:display-name="Drawing" style:family="paragraph">
      <style:paragraph-properties fo:line-height="100%" fo:margin="0.000000000000000pt" fo:text-align="center" fo:text-indent="0.000000000000000pt" style:auto-text-indent="false" style:justify-single-word="false"/>
      <style:text-properties fo:font-size="14.000000000000000pt" fo:font-style="normal"/>
    </style:style>
    <style:style style:name="Bibliography_20incollection" style:display-name="Bibliography incollection" style:family="paragraph"/>
    <style:style style:name="ListLabel_203" style:display-name="ListLabel 3" style:family="text"/>
    <style:style style:name="ListLabel_204" style:display-name="ListLabel 4" style:family="text"/>
    <style:style style:name="ListLabel_205" style:display-name="ListLabel 5" style:family="text"/>
    <style:style style:name="ListLabel_209" style:display-name="ListLabel 9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Book_20Title" style:display-name="Book Title" style:family="text">
      <style:text-properties fo:font-variant="small-caps" fo:font-weight="bold" fo:letter-spacing="0.255118552200000pt"/>
    </style:style>
    <style:style style:name="Default_20Paragraph_20Font" style:display-name="Default Paragraph Font" style:family="text"/>
    <style:style style:name="Numbering_20Symbols" style:display-name="Numbering Symbols" style:family="text"/>
    <style:style style:name="ListLabel_208" style:display-name="ListLabel 8" style:family="text"/>
    <style:style style:name="Times14__D0_A0_D0_98_D0_9E2_20_D0_97_D0_BD_D0_B0_D0_BA" style:display-name="Times14_РИО2 Знак" style:family="text">
      <style:text-properties fo:font-family="Times New Roman" fo:font-size="12.000000000000000pt" style:font-family-generic="roman" style:font-pitch="variable"/>
    </style:style>
    <style:style style:name="ListLabel_206" style:display-name="ListLabel 6" style:family="text"/>
    <style:style style:name="ListLabel_207" style:display-name="ListLabel 7" style:family="text"/>
    <style:style style:name="ListLabel_201" style:display-name="ListLabel 1" style:family="text">
      <style:text-properties fo:font-family="Times New Roman" fo:font-size="12.000000000000000pt" style:font-family-generic="roman" style:font-pitch="variable"/>
    </style:style>
    <style:style style:name="ListLabel_202" style:display-name="ListLabel 2" style:family="text"/>
    <style:style style:name="_D0_A2_D0_B5_D0_BA_D1_81_D1_82_D0_A0_D0_B0_D0_B7_D0_B4_D0_B5_D0_BB_D0_BE_D0_B2_20_D0_97_D0_BD_D0_B0_D0_BA" style:display-name="ТекстРазделов Знак" style:family="text">
      <style:text-properties fo:font-family="Times New Roman" fo:font-size="14.000000000000000pt" style:font-family-generic="roman" style:font-pitch="variable"/>
    </style:style>
    <text:list-style style:name="WWNum1" style:display-name="WWNum1">
      <text:list-level-style-number text:start-value="1" text:display-levels="1" style:num-suffix="." style:num-format="1" text:style-name="ListLabel_201" text:level="1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36.00006236600pt"/>
        </style:list-level-properties>
      </text:list-level-style-number>
      <text:list-level-style-number text:start-value="1" text:display-levels="1" style:num-suffix="." style:num-format="a" text:style-name="ListLabel_202" text:level="2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72.00012473200pt"/>
        </style:list-level-properties>
      </text:list-level-style-number>
      <text:list-level-style-number text:start-value="1" text:display-levels="1" style:num-suffix="." style:num-format="i" text:style-name="ListLabel_203" text:level="3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108.00018709800pt"/>
        </style:list-level-properties>
      </text:list-level-style-number>
      <text:list-level-style-number text:start-value="1" text:display-levels="1" style:num-suffix="." style:num-format="1" text:style-name="ListLabel_204" text:level="4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44.00024946400pt"/>
        </style:list-level-properties>
      </text:list-level-style-number>
      <text:list-level-style-number text:start-value="1" text:display-levels="1" style:num-suffix="." style:num-format="a" text:style-name="ListLabel_205" text:level="5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80.00031183000pt"/>
        </style:list-level-properties>
      </text:list-level-style-number>
      <text:list-level-style-number text:start-value="1" text:display-levels="1" style:num-suffix="." style:num-format="i" text:style-name="ListLabel_206" text:level="6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216.00037419600pt"/>
        </style:list-level-properties>
      </text:list-level-style-number>
      <text:list-level-style-number text:start-value="1" text:display-levels="1" style:num-suffix="." style:num-format="1" text:style-name="ListLabel_207" text:level="7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52.00043656200pt"/>
        </style:list-level-properties>
      </text:list-level-style-number>
      <text:list-level-style-number text:start-value="1" text:display-levels="1" style:num-suffix="." style:num-format="a" text:style-name="ListLabel_208" text:level="8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88.00049892800pt"/>
        </style:list-level-properties>
      </text:list-level-style-number>
      <text:list-level-style-number text:start-value="1" text:display-levels="1" style:num-suffix="." style:num-format="i" text:style-name="ListLabel_209" text:level="9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324.00056129400pt"/>
        </style:list-level-properties>
      </text:list-level-style-number>
      <text:list-level-style-number text:start-value="1" text:display-levels="1" style:num-suffix="." style:num-format="1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" style:display-name="L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Footer" style:family="paragraph">
      <style:paragraph-properties fo:hyphenation-ladder-count="no-limit" fo:line-height="150%" fo:margin-left="0.000000000000000pt" fo:margin-right="0.000000000000000pt" fo:orphans="2" fo:text-align="end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-orientation="portrait"/>
    </style:page-layout>
    <style:page-layout style:name="pm2" style:page-usage="all">
      <style:page-layout-properties calligra:specialborder-bottom="none" calligra:specialborder-left="none" calligra:specialborder-right="none" calligra:specialborder-top="none" fo:border="0pt none #000000" fo:margin-bottom="56.693011599999998pt" fo:margin-left="85.039517399999994pt" fo:margin-right="42.491412194200002pt" fo:margin-top="56.693011599999998pt" fo:padding="0.000000000000000pt" fo:page-height="841.891222259999950pt" fo:page-width="595.304968305800003pt" style:print-orientation="portrait"/>
      <style:footer-style>
        <style:header-footer-properties fo:min-height="0.00000000000pt" fo:margin-top="14.14490639420pt" style:dynamic-spacing="false"/>
      </style:footer-style>
    </style:page-layout>
  </office:automatic-styles>
  <office:master-styles>
    <style:master-page style:name="Index" style:page-layout-name="pm1"/>
    <style:master-page style:name="First_20_Page" style:display-name="First Page" style:next-style-name="Standard" style:page-layout-name="pm1"/>
    <style:master-page style:name="Standard" style:display-name="Default" style:page-layout-name="pm2">
      <style:footer>
        <text:p text:style-name="P1"><text:span text:style-name="T1"><text:page-number text:select-page="current" style:num-format="1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38</meta:editing-cycles>
    <dc:date>2019-10-06T17:57:00</dc:date>
    <meta:creation-date>2018-10-16T14:07:55.262000000</meta:creation-date>
    <dc:creator>ICE_Jack</dc:creator>
  </office:meta>
</office:document-meta>
</file>